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style:text-underline-type="single" fo:font-weight="normal"/>
    </style:style>
    <style:style style:family="text" style:name="T2" style:display-name="T2">
      <style:text-properties fo:font-weight="normal"/>
    </style:style>
    <style:style style:family="text" style:name="T3" style:display-name="T3">
      <style:text-properties fo:font-style="italic" fo:font-weight="normal"/>
    </style:style>
    <style:style style:family="paragraph" style:name="P1" style:display-name="P1" style:parent-style-name="Normal">
      <style:text-properties fo:font-weight="bold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PROGRAMMA 5: <text:span text:style-name="T1">SOSTITUZIONE IN AVANTI</text:span></text:p>
        <text:p text:style-name="P1"/>
        <text:p text:style-name="P1"><text:span text:style-name="T2">Siano </text:span><text:span text:style-name="T2">L</text:span><text:span text:style-name="T2"> una matrice Triangolare Inferiore di coefficienti, x un vettore di incognite e b un vettore di termini noti, di dimensione n, il metodo di </text:span><text:span text:style-name="T3">Sostituzione in Avanti</text:span><text:span text:style-name="T2"> ci permette di calcolare le soluzioni del sistema </text:span><text:span text:style-name="T2">L</text:span><text:span text:style-name="T2">x=b. </text:span></text:p>
        <text:p text:style-name="P1"><text:span text:style-name="T2">Notiamo che all' i-esima iterazione, <text:s/>x[i] = (b[i] -</text:span><text:span text:style-name="T2"> <text:s text:c="2"/>L</text:span><text:span text:style-name="T2">[i][j] * x[j]) / </text:span><text:span text:style-name="T2">L</text:span><text:span text:style-name="T2">[i][i]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Rocco </meta:initial-creator>
    <dc:creator>Rocco </dc:creator>
    <meta:creation-date>2015-01-19T19:12:28.469310324</meta:creation-date>
    <dc:date>Mon Jan 19 19:30:28 2015
</dc:date>
  </office:meta>
</office:document-meta>
</file>